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C2E6"/>
    </style:style>
    <style:style style:name="ce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4" table:number-rows-spanned="1" table:style-name="ce3">
            <text:p>wat?</text:p>
          </table:table-cell>
          <table:covered-table-cell table:number-columns-repeated="3"/>
          <table:table-cell office:value-type="string" table:number-columns-spanned="2" table:number-rows-spanned="1" table:style-name="ce3">
            <text:p>tijd</text:p>
          </table:table-cell>
          <table:covered-table-cell/>
          <table:table-cell office:value-type="string" table:style-name="ce2">
            <text:p>datum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nadenken over idee</text:p>
          </table:table-cell>
          <table:covered-table-cell table:number-columns-repeated="3"/>
          <table:table-cell office:value-type="string" table:number-columns-spanned="2" table:number-rows-spanned="1" table:style-name="ce4">
            <text:p>1,5 uur</text:p>
          </table:table-cell>
          <table:covered-table-cell/>
          <table:table-cell office:value-type="date" office:date-value="2016-10-03T00:00:00" table:style-name="ce5">
            <text:p>3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datasets</text:p>
          </table:table-cell>
          <table:covered-table-cell table:number-columns-repeated="3"/>
          <table:table-cell office:value-type="string" table:number-columns-spanned="2" table:number-rows-spanned="1" table:style-name="ce4">
            <text:p>1,5uur</text:p>
          </table:table-cell>
          <table:covered-table-cell/>
          <table:table-cell office:value-type="date" office:date-value="2016-10-03T00:00:00" table:style-name="ce5">
            <text:p>3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briefing</text:p>
          </table:table-cell>
          <table:covered-table-cell table:number-columns-repeated="3"/>
          <table:table-cell office:value-type="string" table:number-columns-spanned="2" table:number-rows-spanned="1" table:style-name="ce4">
            <text:p>1uur</text:p>
          </table:table-cell>
          <table:covered-table-cell/>
          <table:table-cell office:value-type="date" office:date-value="2016-10-10T00:00:00" table:style-name="ce5">
            <text:p>10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analyse</text:p>
          </table:table-cell>
          <table:covered-table-cell table:number-columns-repeated="3"/>
          <table:table-cell office:value-type="string" table:number-columns-spanned="2" table:number-rows-spanned="1" table:style-name="ce4">
            <text:p>1uur</text:p>
          </table:table-cell>
          <table:covered-table-cell/>
          <table:table-cell office:value-type="date" office:date-value="2016-10-10T00:00:00" table:style-name="ce5">
            <text:p>10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dossier</text:p>
          </table:table-cell>
          <table:covered-table-cell table:number-columns-repeated="3"/>
          <table:table-cell office:value-type="string" table:number-columns-spanned="2" table:number-rows-spanned="1" table:style-name="ce4">
            <text:p>2uur</text:p>
          </table:table-cell>
          <table:covered-table-cell/>
          <table:table-cell office:value-type="date" office:date-value="2016-10-17T00:00:00" table:style-name="ce5">
            <text:p>17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academische poster</text:p>
          </table:table-cell>
          <table:covered-table-cell table:number-columns-repeated="3"/>
          <table:table-cell office:value-type="string" table:number-columns-spanned="2" table:number-rows-spanned="1" table:style-name="ce4">
            <text:p>1uur</text:p>
          </table:table-cell>
          <table:covered-table-cell/>
          <table:table-cell office:value-type="date" office:date-value="2016-10-17T00:00:00" table:style-name="ce5">
            <text:p>17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dossier</text:p>
          </table:table-cell>
          <table:covered-table-cell table:number-columns-repeated="3"/>
          <table:table-cell office:value-type="string" table:number-columns-spanned="2" table:number-rows-spanned="1" table:style-name="ce4">
            <text:p>2uur</text:p>
          </table:table-cell>
          <table:covered-table-cell/>
          <table:table-cell office:value-type="date" office:date-value="2016-10-22T00:00:00" table:style-name="ce5">
            <text:p>22/10/2016</text:p>
          </table:table-cell>
          <table:table-cell table:number-columns-repeated="16377"/>
        </table:table-row>
        <table:table-row table:style-name="ro1">
          <table:table-cell office:value-type="string" table:number-columns-spanned="4" table:number-rows-spanned="1" table:style-name="ce4">
            <text:p>presentatie</text:p>
          </table:table-cell>
          <table:covered-table-cell table:number-columns-repeated="3"/>
          <table:table-cell office:value-type="string" table:number-columns-spanned="2" table:number-rows-spanned="1" table:style-name="ce4">
            <text:p>3uur</text:p>
          </table:table-cell>
          <table:covered-table-cell/>
          <table:table-cell office:value-type="date" office:date-value="2016-10-24T00:00:00" table:style-name="ce5">
            <text:p>24/10/2016</text:p>
          </table:table-cell>
          <table:table-cell table:number-columns-repeated="16377"/>
        </table:table-row>
        <table:table-row table:style-name="ro1"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ebruiker</meta:initial-creator>
    <dc:creator>Gebruiker</dc:creator>
    <meta:creation-date>2016-10-30T14:01:50Z</meta:creation-date>
    <dc:date>2016-10-30T14:32:53Z</dc:date>
  </office:meta>
</office:document-meta>
</file>